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porte tubo rayos</text:p>
      <text:p text:style-name="Standard">Placa base monitor</text:p>
      <text:p text:style-name="Standard">placa de leds</text:p>
      <text:p text:style-name="Standard">placa controlador del menu de opciones</text:p>
      <text:p text:style-name="Standard">ventilador x2</text:p>
      <text:p text:style-name="Standard">buses de datos</text:p>
      <text:p text:style-name="Standard">placa monitor 2</text:p>
      <text:p text:style-name="Standard"/>
      <text:p text:style-name="Standard">#padees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id</meta:initial-creator>
    <meta:creation-date>2013-10-22T17:29:50.80</meta:creation-date>
    <dc:date>2013-10-22T18:23:32.69</dc:date>
    <dc:creator>Manuel Cid</dc:creator>
    <meta:editing-duration>PT38M31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8" meta:word-count="24" meta:character-count="137"/>
  </office:meta>
</office:document-meta>
</file>